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9400000094B3249DA71363AE1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style:font-size-asian="8pt" style:font-size-complex="8pt"/>
    </style:style>
    <style:style style:name="P1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Table_20_Contents">
      <style:text-properties fo:font-size="7pt" style:font-size-asian="7pt" style:font-size-complex="7pt"/>
    </style:style>
    <style:style style:name="P19"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0" style:family="paragraph" style:parent-style-name="Table_20_Contents">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text-properties style:font-name="DejaVu Sans1" fo:font-size="10pt"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rsid="00686e01" officeooo:paragraph-rsid="00686e01"/>
    </style:style>
    <style:style style:name="P24"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5" style:family="paragraph" style:parent-style-name="Frame_20_contents">
      <style:paragraph-properties fo:text-align="end" style:justify-single-word="false"/>
      <style:text-properties officeooo:paragraph-rsid="00242b3f"/>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30" style:family="paragraph" style:parent-style-name="Text_20_body">
      <style:paragraph-properties fo:text-align="center" style:justify-single-word="false"/>
      <style:text-properties style:font-name="DejaVu Sans2" fo:font-size="10pt" style:font-size-asian="10pt" style:font-size-complex="10pt"/>
    </style:style>
    <style:style style:name="P31" style:family="paragraph" style:parent-style-name="Text_20_body">
      <style:text-properties fo:language="fr" fo:country="FR"/>
    </style:style>
    <style:style style:name="P32" style:family="paragraph" style:parent-style-name="Text_20_body">
      <style:text-properties fo:language="fr" fo:country="FR" officeooo:rsid="00112714" officeooo:paragraph-rsid="00112714" fo:background-color="transparent"/>
    </style:style>
    <style:style style:name="P33" style:family="paragraph" style:parent-style-name="Text_20_body">
      <style:text-properties fo:language="fr" fo:country="FR" officeooo:rsid="004f9d58" officeooo:paragraph-rsid="004f9d58" fo:background-color="transparent"/>
    </style:style>
    <style:style style:name="P34" style:family="paragraph" style:parent-style-name="Text_20_body">
      <style:text-properties fo:language="fr" fo:country="FR" officeooo:rsid="004f9d58" officeooo:paragraph-rsid="005e62f3" fo:background-color="transparent"/>
    </style:style>
    <style:style style:name="P35" style:family="paragraph" style:parent-style-name="Text_20_body">
      <style:text-properties fo:language="fr" fo:country="FR" officeooo:rsid="005e62f3" officeooo:paragraph-rsid="005e62f3" fo:background-color="transparent"/>
    </style:style>
    <style:style style:name="P36" style:family="paragraph" style:parent-style-name="Text_20_body">
      <style:text-properties fo:language="fr" fo:country="FR" officeooo:rsid="00536324" officeooo:paragraph-rsid="00536324"/>
    </style:style>
    <style:style style:name="P37" style:family="paragraph" style:parent-style-name="Text_20_body">
      <style:text-properties fo:language="fr" fo:country="FR" officeooo:paragraph-rsid="0012207d"/>
    </style:style>
    <style:style style:name="P38" style:family="paragraph" style:parent-style-name="Text_20_body">
      <style:text-properties fo:color="#000000" style:font-name="Monospace" fo:font-size="9pt" style:font-name-asian="Monospace" style:font-size-asian="9pt" style:font-name-complex="Monospace" style:font-size-complex="9pt"/>
    </style:style>
    <style:style style:name="P39"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40" style:family="paragraph" style:parent-style-name="Text_20_body">
      <style:text-properties officeooo:rsid="003b1bfb" officeooo:paragraph-rsid="00453a37"/>
    </style:style>
    <style:style style:name="P41" style:family="paragraph" style:parent-style-name="Text_20_body">
      <style:text-properties officeooo:rsid="003b1bfb" officeooo:paragraph-rsid="0065e8c2"/>
    </style:style>
    <style:style style:name="P42" style:family="paragraph" style:parent-style-name="Text_20_body">
      <style:text-properties officeooo:paragraph-rsid="004f9d58"/>
    </style:style>
    <style:style style:name="P43" style:family="paragraph" style:parent-style-name="Text_20_body">
      <style:text-properties officeooo:rsid="005c9b42" officeooo:paragraph-rsid="005c9b42"/>
    </style:style>
    <style:style style:name="P44" style:family="paragraph" style:parent-style-name="Text_20_body">
      <style:text-properties officeooo:paragraph-rsid="006012ca"/>
    </style:style>
    <style:style style:name="P45" style:family="paragraph" style:parent-style-name="Text_20_body">
      <style:text-properties officeooo:paragraph-rsid="006052f1"/>
    </style:style>
    <style:style style:name="P46" style:family="paragraph" style:parent-style-name="Text_20_body">
      <style:text-properties officeooo:rsid="006382c6" officeooo:paragraph-rsid="006382c6"/>
    </style:style>
    <style:style style:name="P47" style:family="paragraph" style:parent-style-name="Text_20_body">
      <style:text-properties officeooo:rsid="006382c6" officeooo:paragraph-rsid="0065ca10"/>
    </style:style>
    <style:style style:name="P48" style:family="paragraph" style:parent-style-name="Text_20_body">
      <style:text-properties officeooo:paragraph-rsid="003b1bfb"/>
    </style:style>
    <style:style style:name="P49" style:family="paragraph" style:parent-style-name="Text_20_body">
      <style:text-properties officeooo:rsid="0062c0de" officeooo:paragraph-rsid="0062c0de"/>
    </style:style>
    <style:style style:name="P50" style:family="paragraph" style:parent-style-name="Text_20_body">
      <style:paragraph-properties fo:text-align="justify" style:justify-single-word="false"/>
      <style:text-properties officeooo:rsid="0062c0de" officeooo:paragraph-rsid="0062c0de"/>
    </style:style>
    <style:style style:name="P51" style:family="paragraph" style:parent-style-name="Text_20_body">
      <style:text-properties officeooo:rsid="0062c0de" officeooo:paragraph-rsid="0065ca10"/>
    </style:style>
    <style:style style:name="P52" style:family="paragraph" style:parent-style-name="Text_20_body">
      <style:text-properties officeooo:rsid="0062c0de" officeooo:paragraph-rsid="0065e8c2"/>
    </style:style>
    <style:style style:name="P53" style:family="paragraph" style:parent-style-name="Text_20_body">
      <style:text-properties officeooo:rsid="006c6a7b" officeooo:paragraph-rsid="006c6a7b"/>
    </style:style>
    <style:style style:name="P54" style:family="paragraph" style:parent-style-name="Text_20_body">
      <style:text-properties officeooo:rsid="006ed0da" officeooo:paragraph-rsid="006ed0da"/>
    </style:style>
    <style:style style:name="P55" style:family="paragraph" style:parent-style-name="Text_20_body">
      <style:text-properties officeooo:rsid="0070049b" officeooo:paragraph-rsid="0070049b"/>
    </style:style>
    <style:style style:name="P56"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57"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58"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59" style:family="paragraph" style:parent-style-name="Text_20_body">
      <style:text-properties style:text-underline-style="none" fo:font-weight="normal" officeooo:rsid="00761993" officeooo:paragraph-rsid="00761993" style:font-weight-asian="normal" style:font-weight-complex="normal"/>
    </style:style>
    <style:style style:name="P60" style:family="paragraph" style:parent-style-name="Text_20_body">
      <style:text-properties officeooo:rsid="00761993" officeooo:paragraph-rsid="00761993"/>
    </style:style>
    <style:style style:name="P61" style:family="paragraph" style:parent-style-name="Text_20_body">
      <style:text-properties officeooo:rsid="00765e39" officeooo:paragraph-rsid="00765e39"/>
    </style:style>
    <style:style style:name="P62" style:family="paragraph" style:parent-style-name="Text_20_body">
      <style:text-properties officeooo:rsid="0078cb11" officeooo:paragraph-rsid="0078cb11"/>
    </style:style>
    <style:style style:name="P63" style:family="paragraph" style:parent-style-name="Text_20_body">
      <style:text-properties officeooo:rsid="0078e047" officeooo:paragraph-rsid="0078e047"/>
    </style:style>
    <style:style style:name="P64" style:family="paragraph" style:parent-style-name="Balise">
      <style:text-properties style:use-window-font-color="true"/>
    </style:style>
    <style:style style:name="P65" style:family="paragraph" style:parent-style-name="Code">
      <style:text-properties style:font-name="DejaVu Sans2" fo:font-size="10pt" style:font-size-asian="10pt" style:font-size-complex="10pt"/>
    </style:style>
    <style:style style:name="P66" style:family="paragraph" style:parent-style-name="Standard">
      <style:paragraph-properties fo:break-before="page"/>
    </style:style>
    <style:style style:name="P67" style:family="paragraph" style:parent-style-name="Tableau_20_entête">
      <style:paragraph-properties fo:text-align="center" style:justify-single-word="false"/>
    </style:style>
    <style:style style:name="P68" style:family="paragraph" style:parent-style-name="Text_20_body" style:list-style-name="L1">
      <style:text-properties officeooo:rsid="00718a3b" officeooo:paragraph-rsid="00718a3b"/>
    </style:style>
    <style:style style:name="P69" style:family="paragraph" style:parent-style-name="Text_20_body" style:list-style-name="L2">
      <style:text-properties officeooo:paragraph-rsid="004dd2d2"/>
    </style:style>
    <style:style style:name="P70" style:family="paragraph" style:parent-style-name="Text_20_body" style:list-style-name="L2">
      <style:text-properties officeooo:rsid="004dd2d2" officeooo:paragraph-rsid="004dd2d2"/>
    </style:style>
    <style:style style:name="P71" style:family="paragraph" style:parent-style-name="Text_20_body" style:list-style-name="L2">
      <style:text-properties fo:font-weight="bold" officeooo:rsid="00719988" officeooo:paragraph-rsid="004dd2d2" style:font-weight-asian="bold" style:font-weight-complex="bold"/>
    </style:style>
    <style:style style:name="P72" style:family="paragraph" style:parent-style-name="Text_20_body" style:list-style-name="L3"/>
    <style:style style:name="P73" style:family="paragraph" style:parent-style-name="Text_20_body" style:list-style-name="L3">
      <style:text-properties officeooo:rsid="005569ee" officeooo:paragraph-rsid="005569ee"/>
    </style:style>
    <style:style style:name="P74" style:family="paragraph" style:parent-style-name="Text_20_body">
      <style:text-properties officeooo:paragraph-rsid="0078e047"/>
    </style:style>
    <style:style style:name="P75" style:family="paragraph" style:parent-style-name="Text_20_body">
      <style:text-properties officeooo:rsid="007f2b07" officeooo:paragraph-rsid="007f2b07"/>
    </style:style>
    <style:style style:name="P76" style:family="paragraph" style:parent-style-name="Text_20_body">
      <style:text-properties officeooo:paragraph-rsid="007f2b07"/>
    </style:style>
    <style:style style:name="P77" style:family="paragraph" style:parent-style-name="Heading_20_3">
      <style:text-properties officeooo:rsid="005c9b42" officeooo:paragraph-rsid="005c9b42"/>
    </style:style>
    <style:style style:name="P78" style:family="paragraph" style:parent-style-name="Heading_20_3">
      <style:text-properties officeooo:paragraph-rsid="006012ca"/>
    </style:style>
    <style:style style:name="P79" style:family="paragraph" style:parent-style-name="Heading_20_3">
      <style:text-properties officeooo:paragraph-rsid="0032d14d"/>
    </style:style>
    <style:style style:name="P80" style:family="paragraph" style:parent-style-name="Heading_20_3">
      <style:text-properties officeooo:paragraph-rsid="00453a37"/>
    </style:style>
    <style:style style:name="P81" style:family="paragraph" style:parent-style-name="Contents_20_1">
      <style:paragraph-properties>
        <style:tab-stops>
          <style:tab-stop style:position="17.403cm" style:type="right" style:leader-style="dotted" style:leader-text="."/>
        </style:tab-stops>
      </style:paragraph-properties>
    </style:style>
    <style:style style:name="P82" style:family="paragraph" style:parent-style-name="Heading_20_4">
      <style:text-properties fo:language="fr" fo:country="FR" officeooo:paragraph-rsid="0012207d"/>
    </style:style>
    <style:style style:name="P83" style:family="paragraph" style:parent-style-name="Heading_20_4">
      <style:paragraph-properties fo:margin-left="0cm" fo:margin-right="0cm" fo:text-indent="0cm" style:auto-text-indent="false"/>
      <style:text-properties officeooo:rsid="0062c0de" officeooo:paragraph-rsid="0062c0de"/>
    </style:style>
    <style:style style:name="P84" style:family="paragraph" style:parent-style-name="Heading_20_4">
      <style:paragraph-properties fo:margin-left="0cm" fo:margin-right="0cm" fo:text-indent="0cm" style:auto-text-indent="false"/>
      <style:text-properties officeooo:rsid="0062c0de" officeooo:paragraph-rsid="0065ca10"/>
    </style:style>
    <style:style style:name="P85" style:family="paragraph" style:parent-style-name="Heading_20_1">
      <style:text-properties officeooo:rsid="003b1bfb" officeooo:paragraph-rsid="003b1bfb"/>
    </style:style>
    <style:style style:name="P86" style:family="paragraph" style:parent-style-name="Heading_20_1">
      <style:text-properties officeooo:rsid="0040009e" officeooo:paragraph-rsid="0040009e"/>
    </style:style>
    <style:style style:name="P87" style:family="paragraph" style:parent-style-name="Heading_20_1">
      <style:paragraph-properties fo:break-before="page"/>
      <style:text-properties fo:color="#ffffff"/>
    </style:style>
    <style:style style:name="P88" style:family="paragraph" style:parent-style-name="Heading_20_2">
      <style:text-properties officeooo:paragraph-rsid="006012ca"/>
    </style:style>
    <style:style style:name="P89" style:family="paragraph" style:parent-style-name="Heading_20_2">
      <style:text-properties officeooo:paragraph-rsid="0043723c"/>
    </style:style>
    <style:style style:name="P90" style:family="paragraph" style:parent-style-name="Heading_20_2">
      <style:text-properties officeooo:rsid="0067938f" officeooo:paragraph-rsid="0067938f"/>
    </style:style>
    <style:style style:name="P91" style:family="paragraph" style:parent-style-name="Heading_20_2">
      <style:text-properties officeooo:paragraph-rsid="0067938f"/>
    </style:style>
    <style:style style:name="P92" style:family="paragraph" style:parent-style-name="Heading_20_2">
      <style:text-properties officeooo:rsid="006f7b49" officeooo:paragraph-rsid="006f7b49"/>
    </style:style>
    <style:style style:name="P93" style:family="paragraph" style:parent-style-name="Heading_20_2">
      <style:text-properties officeooo:rsid="006b9e17" officeooo:paragraph-rsid="006b9e17"/>
    </style:style>
    <style:style style:name="P94" style:family="paragraph" style:parent-style-name="Heading_20_2">
      <style:text-properties officeooo:paragraph-rsid="003b8f9a"/>
    </style:style>
    <style:style style:name="P95" style:family="paragraph" style:parent-style-name="Heading_20_2">
      <style:text-properties officeooo:rsid="0078e047" officeooo:paragraph-rsid="0078e047"/>
    </style:style>
    <style:style style:name="P96" style:family="paragraph" style:parent-style-name="Contents_20_3">
      <style:paragraph-properties>
        <style:tab-stops>
          <style:tab-stop style:position="16.404cm" style:type="right" style:leader-style="dotted" style:leader-text="."/>
        </style:tab-stops>
      </style:paragraph-properties>
    </style:style>
    <style:style style:name="P97" style:family="paragraph" style:parent-style-name="Contents_20_2">
      <style:paragraph-properties>
        <style:tab-stops>
          <style:tab-stop style:position="16.903cm" style:type="right" style:leader-style="dotted" style:leader-text="."/>
        </style:tab-stops>
      </style:paragraph-properties>
    </style:style>
    <style:style style:name="P98"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officeooo:rsid="00103c23"/>
    </style:style>
    <style:style style:name="T13" style:family="text">
      <style:text-properties officeooo:rsid="002e03b8"/>
    </style:style>
    <style:style style:name="T14" style:family="text">
      <style:text-properties officeooo:rsid="002f6506"/>
    </style:style>
    <style:style style:name="T15" style:family="text">
      <style:text-properties officeooo:rsid="003b8f9a"/>
    </style:style>
    <style:style style:name="T16" style:family="text">
      <style:text-properties officeooo:rsid="0040ef49"/>
    </style:style>
    <style:style style:name="T17" style:family="text">
      <style:text-properties officeooo:rsid="0043723c"/>
    </style:style>
    <style:style style:name="T18" style:family="text">
      <style:text-properties officeooo:rsid="0049c782"/>
    </style:style>
    <style:style style:name="T19" style:family="text">
      <style:text-properties fo:font-weight="normal" style:font-weight-asian="normal" style:font-weight-complex="normal"/>
    </style:style>
    <style:style style:name="T20" style:family="text">
      <style:text-properties fo:font-weight="normal" officeooo:rsid="00103c23" style:font-weight-asian="normal" style:font-weight-complex="normal"/>
    </style:style>
    <style:style style:name="T21" style:family="text">
      <style:text-properties fo:font-weight="normal" officeooo:rsid="005e62f3" style:font-weight-asian="normal" style:font-weight-complex="normal"/>
    </style:style>
    <style:style style:name="T22" style:family="text">
      <style:text-properties fo:font-weight="normal" officeooo:rsid="006382c6" style:font-weight-asian="normal" style:font-weight-complex="normal"/>
    </style:style>
    <style:style style:name="T23" style:family="text">
      <style:text-properties fo:font-weight="normal" officeooo:rsid="00654baa" style:font-weight-asian="normal" style:font-weight-complex="normal"/>
    </style:style>
    <style:style style:name="T24" style:family="text">
      <style:text-properties fo:font-weight="normal" officeooo:rsid="007a9923" style:font-weight-asian="normal" style:font-weight-complex="normal"/>
    </style:style>
    <style:style style:name="T25" style:family="text">
      <style:text-properties officeooo:rsid="00686e01"/>
    </style:style>
    <style:style style:name="T26" style:family="text">
      <style:text-properties officeooo:rsid="004f9d58"/>
    </style:style>
    <style:style style:name="T27"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078e047"/>
    </style:style>
    <style:style style:name="T30" style:family="text">
      <style:text-properties style:font-name="Open Sans1" fo:font-size="11pt" style:font-size-asian="11pt" style:font-size-complex="11pt"/>
    </style:style>
    <style:style style:name="T31" style:family="text">
      <style:text-properties officeooo:rsid="005c9b42"/>
    </style:style>
    <style:style style:name="T32" style:family="text">
      <style:text-properties officeooo:rsid="005e62f3"/>
    </style:style>
    <style:style style:name="T33" style:family="text">
      <style:text-properties officeooo:rsid="006012ca"/>
    </style:style>
    <style:style style:name="T34" style:family="text">
      <style:text-properties officeooo:rsid="006052f1"/>
    </style:style>
    <style:style style:name="T35" style:family="text">
      <style:text-properties officeooo:rsid="0065ca10"/>
    </style:style>
    <style:style style:name="T36" style:family="text">
      <style:text-properties officeooo:rsid="00692ba8"/>
    </style:style>
    <style:style style:name="T37" style:family="text">
      <style:text-properties officeooo:rsid="0069e75c"/>
    </style:style>
    <style:style style:name="T38" style:family="text">
      <style:text-properties officeooo:rsid="006cf40f"/>
    </style:style>
    <style:style style:name="T39" style:family="text">
      <style:text-properties officeooo:rsid="00718a3b"/>
    </style:style>
    <style:style style:name="T40" style:family="text">
      <style:text-properties officeooo:rsid="0072cf89"/>
    </style:style>
    <style:style style:name="T41" style:family="text">
      <style:text-properties officeooo:rsid="0073646a"/>
    </style:style>
    <style:style style:name="T42" style:family="text">
      <style:text-properties officeooo:rsid="0075086e"/>
    </style:style>
    <style:style style:name="T43" style:family="text">
      <style:text-properties officeooo:rsid="00765e39"/>
    </style:style>
    <style:style style:name="T44" style:family="text">
      <style:text-properties officeooo:rsid="0070049b"/>
    </style:style>
    <style:style style:name="T45" style:family="text">
      <style:text-properties officeooo:rsid="007a9923"/>
    </style:style>
    <style:style style:name="T46" style:family="text">
      <style:text-properties officeooo:rsid="007c476e"/>
    </style:style>
    <style:style style:name="T47" style:family="text">
      <style:text-properties officeooo:rsid="007de3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1">1 - Versions<text:tab/>3</text:p>
          <text:p text:style-name="P81">2 - Introduction<text:tab/>4</text:p>
          <text:p text:style-name="P97">2.1 - Objet du document<text:tab/>4</text:p>
          <text:p text:style-name="P97">2.2 - Références<text:tab/>4</text:p>
          <text:p text:style-name="P81">3 - Pré-requis<text:tab/>5</text:p>
          <text:p text:style-name="P97">3.1 - Système<text:tab/>5</text:p>
          <text:p text:style-name="P96">3.1.1 - Serveur de Base de données<text:tab/>5</text:p>
          <text:p text:style-name="P98">3.1.1.1 - Caractéristiques techniques<text:tab/>5</text:p>
          <text:p text:style-name="P96">3.1.2 - Serveur d’application pour la Webapp<text:tab/>5</text:p>
          <text:p text:style-name="P96">3.1.3 - Serveur d’application pour le Webservice REST<text:tab/>5</text:p>
          <text:p text:style-name="P98">3.1.3.1 - Caractéristiques techniques<text:tab/>5</text:p>
          <text:p text:style-name="P97">3.2 - Bases de données<text:tab/>6</text:p>
          <text:p text:style-name="P81">4 - Procédure de déploiement<text:tab/>7</text:p>
          <text:p text:style-name="P97">4.1 - Déploiement du Webservice REST<text:tab/>7</text:p>
          <text:p text:style-name="P96">4.1.1 - Artefact<text:tab/>7</text:p>
          <text:p text:style-name="P96">4.1.2 - Répertoire de configuration applicatif<text:tab/>7</text:p>
          <text:p text:style-name="P98">Fichier application.properties<text:tab/>7</text:p>
          <text:p text:style-name="P96">4.1.3 - DataSources<text:tab/>7</text:p>
          <text:p text:style-name="P96">4.1.4 - Ressources<text:tab/>7</text:p>
          <text:p text:style-name="P96">4.1.5 - Vérifications<text:tab/>7</text:p>
          <text:p text:style-name="P97">4.2 - Déploiement de l’application Web<text:tab/>8</text:p>
          <text:p text:style-name="P96">4.2.1 - Artefact<text:tab/>8</text:p>
          <text:p text:style-name="P96">4.2.2 - Répertoire de configuration applicatif<text:tab/>8</text:p>
          <text:p text:style-name="P98">Fichier application.properties<text:tab/>8</text:p>
          <text:p text:style-name="P96">4.2.3 - Ressources<text:tab/>8</text:p>
          <text:p text:style-name="P96">4.2.4 - Vérifications<text:tab/>8</text:p>
          <text:p text:style-name="P81">5 - Procédure de démarrage / arrêt<text:tab/>9</text:p>
          <text:p text:style-name="P97">5.1 - Base de données<text:tab/>9</text:p>
          <text:p text:style-name="P97">5.2 - Webservice REST<text:tab/>9</text:p>
          <text:p text:style-name="P97">5.3 - Application web<text:tab/>9</text:p>
          <text:p text:style-name="P81">6 - Procédure de mise à jour<text:tab/>10</text:p>
          <text:p text:style-name="P97">6.1 - Base de données<text:tab/>10</text:p>
          <text:p text:style-name="P97">6.2 - Webservice REST<text:tab/>10</text:p>
          <text:p text:style-name="P97">6.3 - Application web<text:tab/>10</text:p>
          <text:p text:style-name="P81">7 - Supervision/Monitoring<text:tab/>11</text:p>
          <text:p text:style-name="P97">7.1 - Base de données<text:tab/>11</text:p>
          <text:p text:style-name="P97">7.2 - Supervision du Webservice REST<text:tab/>11</text:p>
          <text:p text:style-name="P97">7.3 - Supervision de l’application web<text:tab/>11</text:p>
          <text:p text:style-name="P81">8 - Procédure de sauvegarde et restauration<text:tab/>12</text:p>
          <text:p text:style-name="P97">8.1 - Sauvegardes<text:tab/>12</text:p>
          <text:p text:style-name="P97">8.2 - Restaurations<text:tab/>12</text:p>
        </text:index-body>
      </text:table-of-content>
      <text:p text:style-name="P64"/>
      <text:p text:style-name="P64"/>
      <text:h text:style-name="P8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7">Auteur</text:p>
          </table:table-cell>
          <table:table-cell table:style-name="Tableau7.A1" office:value-type="string">
            <text:p text:style-name="P67">Date</text:p>
          </table:table-cell>
          <table:table-cell table:style-name="Tableau7.A1" office:value-type="string">
            <text:p text:style-name="Tableau_20_entête">Description</text:p>
          </table:table-cell>
          <table:table-cell table:style-name="Tableau7.A1" office:value-type="string">
            <text:p text:style-name="P67">Version</text:p>
          </table:table-cell>
        </table:table-row>
        <table:table-row table:style-name="Tableau7.2">
          <table:table-cell table:style-name="Tableau7.A2" office:value-type="string">
            <text:p text:style-name="P23">J. Rouzic</text:p>
          </table:table-cell>
          <table:table-cell table:style-name="Tableau7.B2" office:value-type="string">
            <text:p text:style-name="P22"><text:span text:style-name="T25">06</text:span>/<text:span text:style-name="T25">05</text:span>/<text:span text:style-name="T25">2019</text:span></text:p>
          </table:table-cell>
          <table:table-cell table:style-name="Tableau7.C2" office:value-type="string">
            <text:p text:style-name="Table_20_Contents">Création du document</text:p>
          </table:table-cell>
          <table:table-cell table:style-name="Tableau7.D2" office:value-type="string">
            <text:p text:style-name="P23">1</text:p>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row table:style-name="Tableau7.2">
          <table:table-cell table:style-name="Tableau7.A5" office:value-type="string">
            <text:p text:style-name="P22"/>
          </table:table-cell>
          <table:table-cell table:style-name="Tableau7.B5" office:value-type="string">
            <text:p text:style-name="P22"/>
          </table:table-cell>
          <table:table-cell table:style-name="Tableau7.C5" office:value-type="string">
            <text:p text:style-name="Table_20_Contents"/>
          </table:table-cell>
          <table:table-cell table:style-name="Tableau7.D5" office:value-type="string">
            <text:p text:style-name="P22"/>
          </table:table-cell>
        </table:table-row>
      </table:table>
      <text:p text:style-name="P65"/>
      <text:p text:style-name="P30"/>
      <text:h text:style-name="Heading_20_1" text:outline-level="1">Introduction</text:h>
      <text:h text:style-name="Heading_20_2" text:outline-level="2">Objet du document</text:h>
      <text:p text:style-name="Text_20_body">Le présent document constitue le <text:span text:style-name="T13">dossier d’exploitation </text:span>d<text:span text:style-name="T39">u système informatique de OC pizza. Les applications et outils couvert par cette documentation sont :</text:span></text:p>
      <text:list xml:id="list1952772484" text:style-name="L1">
        <text:list-item>
          <text:p text:style-name="P68">L’application du <text:span text:style-name="T6">Webservice REST.</text:span></text:p>
        </text:list-item>
        <text:list-item>
          <text:p text:style-name="P68">La <text:span text:style-name="T6">Webapp</text:span> MVC statique.</text:p>
        </text:list-item>
        <text:list-item>
          <text:p text:style-name="P68">La base de données <text:span text:style-name="T6">postgreSQL</text:span></text:p>
        </text:list-item>
      </text:list>
      <text:h text:style-name="Heading_20_2" text:outline-level="2">Références</text:h>
      <text:p text:style-name="Text_20_body">Pour de plus amples informations, se référer :</text:p>
      <text:list xml:id="list1916333912" text:style-name="L2">
        <text:list-item>
          <text:p text:style-name="P70"><text:span text:style-name="T6">D</text:span><text:span text:style-name="T9">oc</text:span><text:span text:style-name="T6"> </text:span><text:span text:style-name="T7">2 - Dossier de conception </text:span><text:span text:style-name="T6">fonctionnelle</text:span><text:span text:style-name="T7">.odt</text:span><text:span text:style-name="T6"> : </text:span><text:span text:style-name="T19">Dossier de </text:span><text:span text:style-name="T20">conception</text:span><text:span text:style-name="T19"> fonctionnelle de l'application</text:span></text:p>
        </text:list-item>
        <text:list-item>
          <text:p text:style-name="P69"><text:span text:style-name="T6">D</text:span><text:span text:style-name="T9">oc</text:span><text:span text:style-name="T6"> </text:span><text:span text:style-name="T7">2 - Dossier de conception technique.odt</text:span> : Dossier de <text:span text:style-name="T12">conception</text:span> technique de l'application</text:p>
        </text:list-item>
        <text:list-item>
          <text:p text:style-name="P71">Doc 4 - PV Livraison</text:p>
        </text:list-item>
      </text:list>
      <text:h text:style-name="P85" text:outline-level="1">Pré-requis</text:h>
      <text:h text:style-name="Heading_20_2" text:outline-level="2">Système</text:h>
      <text:h text:style-name="Heading_20_3" text:outline-level="3">Serveur de Base de données</text:h>
      <text:p text:style-name="P42"><text:span text:style-name="T26">L’herbegeur choisit est clever-cloud : </text:span><text:a xlink:type="simple" xlink:href="http://clever-cloud.com/" office:target-frame-name="_blank" xlink:show="new" text:style-name="Internet_20_link" text:visited-style-name="Visited_20_Internet_20_Link"><text:span text:style-name="T27">http://clever-cloud.com/</text:span></text:a><text:span text:style-name="T30"> </text:span></text:p>
      <text:p text:style-name="P31"><text:span text:style-name="T19">Serveur de base de données : </text:span><text:span text:style-name="T26">addon clever-cloud pour postgreSQL</text:span></text:p>
      <text:h text:style-name="Heading_20_4" text:outline-level="4">Caractéristiques techniques</text:h>
      <text:p text:style-name="P32"/>
      <text:p text:style-name="P33"><text:span text:style-name="T19">Nom de la solution chez clever-cloud : </text:span>XS Big Space</text:p>
      <text:p text:style-name="P33">Type de serveur : serveur dédié</text:p>
      <text:p text:style-name="P33">Système de log : oui</text:p>
      <text:p text:style-name="P33">Taille maximale de la base de donnée : 15GB</text:p>
      <text:p text:style-name="P33">Maximum de connections : 75</text:p>
      <text:p text:style-name="P33">Mémoire vive : 1GB</text:p>
      <text:h text:style-name="P77" text:outline-level="3">Serveur d’application pour la Webapp</text:h>
      <text:p text:style-name="P43">Étant donné que cette webapp doit assur<text:span text:style-name="T45">er</text:span> la livraison d’application de type “Single page application”, on privilégira un herbergement chez Microsoft Azure, afin de bénéfici<text:span text:style-name="T45">er</text:span> d’une meilleure réponse à la monté<text:span text:style-name="T45">e</text:span> en charge.</text:p>
      <text:h text:style-name="Heading_20_3" text:outline-level="3">Serveur <text:span text:style-name="T31">d’application pour le Webservice REST</text:span></text:h>
      <text:p text:style-name="P36">Serveur physique ou virtuel héberg<text:span text:style-name="T45">e</text:span>ant l'application <text:span text:style-name="T31">Webservice REST</text:span>.</text:p>
      <text:p text:style-name="P36">Hébergé chez un « plateform as a service » (clever-cloud). </text:p>
      <text:h text:style-name="P82" text:outline-level="4">Caractéristiques techniques</text:h>
      <text:p text:style-name="P37"/>
      <text:p text:style-name="P34"><text:span text:style-name="T19">Nom de la solution chez clever-cloud :</text:span><text:span text:style-name="T21"> Auto-scalable service</text:span></text:p>
      <text:p text:style-name="P34"><text:tab/><text:span text:style-name="T32">Cette solution nous laisse définir le nombre d’instances minimum et maximum de <text:tab/>l’application. Clever-cloud lance des instances lorsque la charge l’exige et les <text:tab/>ferme quand la charge redevient raisonnable.</text:span></text:p>
      <text:p text:style-name="P35">Nombre d’instance minimum : 2</text:p>
      <text:p text:style-name="P35">Nombre d’instance maximum : 10</text:p>
      <text:p text:style-name="P34">Type de serveur : serveur dédié</text:p>
      <text:p text:style-name="P34">Système de log : oui</text:p>
      <text:p text:style-name="P35">Système de m<text:span text:style-name="T45">e</text:span>tric<text:span text:style-name="T45">s</text:span> : oui</text:p>
      <text:p text:style-name="P35"><text:soft-page-break/>Type de serveur : S</text:p>
      <text:p text:style-name="P35">Nombre de processeur<text:span text:style-name="T45">s</text:span> : 2</text:p>
      <text:p text:style-name="P34">Mémoire vive : <text:span text:style-name="T32">2</text:span>GB</text:p>
      <text:h text:style-name="Heading_20_2" text:outline-level="2">Bases de données</text:h>
      <text:p text:style-name="Text_20_body">Les bases de données et schémas suivants doivent être accessibles et à jour :</text:p>
      <text:list xml:id="list2262125873" text:style-name="L3">
        <text:list-item>
          <text:p text:style-name="P72"><text:span text:style-name="T10">db-ocpizza</text:span><text:span text:style-name="T6"> :</text:span> <text:span text:style-name="T14">version 1.0</text:span></text:p>
        </text:list-item>
        <text:list-item>
          <text:p text:style-name="P73"><text:span text:style-name="T6">schéma :</text:span> public</text:p>
        </text:list-item>
      </text:list>
      <text:p text:style-name="P38"/>
      <text:h text:style-name="P85" text:outline-level="1">Procédure de déploiement</text:h>
      <text:p text:style-name="P48"/>
      <text:h text:style-name="P88" text:outline-level="2">Déploiement d<text:span text:style-name="T33">u Webservice REST</text:span></text:h>
      <text:h text:style-name="P78" text:outline-level="3">Artefact</text:h>
      <text:p text:style-name="P44"><text:span text:style-name="T34">ocpizza-webservice-</text:span>1.<text:span text:style-name="T34">0.0</text:span>-<text:span text:style-name="T34">RELEASE</text:span>.jar</text:p>
      <text:h text:style-name="P78" text:outline-level="3">Répertoire de configuration applicatif</text:h>
      <text:h text:style-name="P83" text:outline-level="4" text:is-list-header="true">Fichier application.properties</text:h>
      <text:p text:style-name="P49">Le fichier application.properties regroupe l’ensemble des propiétés relative<text:span text:style-name="T45">s</text:span> à cette application. Il <text:span text:style-name="T45">est </text:span>interne au fichier jar. </text:p>
      <text:p text:style-name="P49">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78" text:outline-level="3">Data<text:span text:style-name="T17">S</text:span>ources</text:h>
      <text:p text:style-name="P50">La datasource est décrite dans le <text:span text:style-name="T45">fichier </text:span>application.properties</text:p>
      <text:p text:style-name="P44">Le fichier de driver <text:span text:style-name="T8">postgresql</text:span><text:span text:style-name="T6"> </text:span><text:span text:style-name="T22">est managé par </text:span><text:span text:style-name="T23">Maven : il télécharge le driver lors d’un </text:span><text:span text:style-name="T11">mvn package </text:span><text:span text:style-name="T23">et les propriétés décrive le nom correspondant. Le driver se retrouve au sein des dépendance</text:span><text:span text:style-name="T24">s</text:span><text:span text:style-name="T23"> à l’intérieur du fichier jar.</text:span></text:p>
      <text:h text:style-name="P78" text:outline-level="3">Ressources</text:h>
      <text:p text:style-name="P46">Les ress<text:span text:style-name="T36">our</text:span>ces sont interne<text:span text:style-name="T35">s</text:span> au fichier jar.</text:p>
      <text:h text:style-name="P78" text:outline-level="3">Vérifications</text:h>
      <text:p text:style-name="P41">Afin de vérifier le bon déploiement de <text:span text:style-name="T18">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57">curl -X GET “http://api.ocpizza.com/testmethod”</text:p>
          </table:table-cell>
        </table:table-row>
      </table:table>
      <text:p text:style-name="P58"/>
      <text:p text:style-name="P59">Vous avez également la possibilité d’accèder à la vue d’ensemble sur clever-cloud.com et vous rendre sur Activity.</text:p>
      <text:h text:style-name="P89" text:outline-level="2"><text:soft-page-break/>Déploiement de l’<text:span text:style-name="T42">application Web</text:span></text:h>
      <text:h text:style-name="Heading_20_3" text:outline-level="3">Artefact</text:h>
      <text:p text:style-name="P45"><text:span text:style-name="T34">ocpizza-webapp-</text:span>1.<text:span text:style-name="T34">0.0</text:span>-<text:span text:style-name="T34">RELEASE</text:span>.jar</text:p>
      <text:h text:style-name="P79" text:outline-level="3">Répertoire de configuration applicatif</text:h>
      <text:h text:style-name="P84" text:outline-level="4" text:is-list-header="true">Fichier application.properties</text:h>
      <text:p text:style-name="P51">Le fichier application.properties regroupe l’ensemble des propiétés relative<text:span text:style-name="T45">s</text:span> à cette application. Il <text:span text:style-name="T45">est </text:span>interne au fichier jar. </text:p>
      <text:p text:style-name="P52">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52">Ceci devrait permettre d’adapter, par exemple, l’URI vers le WebService REST.</text:p>
      <text:h text:style-name="P79" text:outline-level="3">Ressources</text:h>
      <text:p text:style-name="P47">Les ress<text:span text:style-name="T37">our</text:span>ces sont interne<text:span text:style-name="T35">s</text:span> au fichier jar.</text:p>
      <text:h text:style-name="P80" text:outline-level="3">Vérifications</text:h>
      <text:p text:style-name="P40">Afin de vérifier le bon déploiement de <text:span text:style-name="T18">l’application</text:span>, <text:span text:style-name="T36">se rendre sur </text:span><text:a xlink:type="simple" xlink:href="https://ocpizza.com/" text:style-name="Internet_20_link" text:visited-style-name="Visited_20_Internet_20_Link"><text:span text:style-name="T36">https://ocpizza.com</text:span></text:a><text:span text:style-name="T36"> la page d’index devrait être disponible.</text:span></text:p>
      <text:p text:style-name="P40"/>
      <text:h text:style-name="P86" text:outline-level="1">Procédure de démarrage / arrêt</text:h>
      <text:h text:style-name="Heading_20_2" text:outline-level="2">Base de données</text:h>
      <text:p text:style-name="P39">La base de données est automatiquement <text:span text:style-name="T40">démarrée</text:span> par Clever-cloud.com.</text:p>
      <text:p text:style-name="P39">On ne peut arrêter de façon simple la base de données.</text:p>
      <text:h text:style-name="P90" text:outline-level="2">Webservice REST</text:h>
      <text:p text:style-name="P60"><text:span text:style-name="T43">Démarrage : s</text:span>ur la vue d’ensemble de la console clever-cloud.<text:span text:style-name="T43">com</text:span>, <text:span text:style-name="T43">choisissez “START” .</text:span></text:p>
      <text:p text:style-name="P61">Arrêt : choisissez “STOP APP”.</text:p>
      <text:h text:style-name="Heading_20_2" text:outline-level="2">Application web</text:h>
      <text:p text:style-name="P76"><text:span text:style-name="T47">Idem au 5.2.</text:span></text:p>
      <text:h text:style-name="Heading_20_1" text:outline-level="1">Procédure de mise à jour</text:h>
      <text:h text:style-name="P91" text:outline-level="2"><text:span text:style-name="T16">B</text:span>ase de données</text:h>
      <text:p text:style-name="P53">La mise à jour du système de base de données (postgresql) est assurée par l’hébergeur.</text:p>
      <text:p text:style-name="P53">Pour mettre à jour le schéma de la base de données, rendez-vous dans la console de gestion de Clever-cloud.com, sélectionnez “Personnal space”, puis la base de données en question (nom par défaut : “ocpizza”). Ici vous <text:span text:style-name="T38">pouvez</text:span> administ<text:span text:style-name="T38">r</text:span>er la base de données.</text:p>
      <text:p text:style-name="P54">Ensuite, l’option PG Studio vous permettra d’executer des requêtes SQL sur la base de données.</text:p>
      <text:p text:style-name="P54">On peut également accèder au CLI <text:span text:style-name="T41">psql grace à la</text:span> commande suivante :</text:p>
      <table:table table:name="Tableau3" table:style-name="Tableau3">
        <table:table-column table:style-name="Tableau3.A"/>
        <table:table-row>
          <table:table-cell table:style-name="Tableau3.A1" office:value-type="string">
            <text:p text:style-name="P56">psql -h db-ocpizza-postgresql.services.clever-cloud.com -p 5432 -U admin -d changeit</text:p>
          </table:table-cell>
        </table:table-row>
      </table:table>
      <text:p text:style-name="P39"/>
      <text:h text:style-name="P90" text:outline-level="2">Webservice REST</text:h>
      <text:p text:style-name="P62">Sélectionnez “START LAST PUSHED COMMIT”.</text:p>
      <text:h text:style-name="Heading_20_2" text:outline-level="2"><text:span text:style-name="T16">A</text:span>pplication web</text:h>
      <text:p text:style-name="P75">Idem au 6.2.</text:p>
      <text:h text:style-name="Heading_20_1" text:outline-level="1"><text:span text:style-name="T15">Supervision</text:span>/Monitoring</text:h>
      <text:h text:style-name="P92" text:outline-level="2">Base de données</text:h>
      <text:p text:style-name="P55">Dans la console de gestion <text:span text:style-name="T39">c</text:span>lever-cloud.com vous pouvez consulter les logs et les m<text:span text:style-name="T46">e</text:span>trics de la base de données. </text:p>
      <text:h text:style-name="P93" text:outline-level="2">Supervision du Webservice REST</text:h>
      <text:p text:style-name="P62">Dans l<text:span text:style-name="T46">a</text:span> console de gestion <text:span text:style-name="T44">vous pouvez consulter les logs et les metrics </text:span>de l’application.</text:p>
      <text:h text:style-name="P94" text:outline-level="2"><text:span text:style-name="T15">Supervision</text:span> de l’application web</text:h>
      <text:p text:style-name="P75">Idem au 7.2.</text:p>
      <text:h text:style-name="Heading_20_1" text:outline-level="1">Procédure de sauvegarde <text:span text:style-name="T15">et restauration</text:span></text:h>
      <text:h text:style-name="P95" text:outline-level="2">Sauvegardes</text:h>
      <text:p text:style-name="P63">Concernant la base de données, une sauvegarde quotidienne est effectuée, chaque sauvegarde est conservée 5 jours (durée configurable). Un sauvegarde peut être effectué<text:span text:style-name="T46">e </text:span>à n’importe quel moment en sélectionnant “Request new backup” dans “addon dashboard”.</text:p>
      <text:h text:style-name="P95" text:outline-level="2">Restaurations</text:h>
      <text:p text:style-name="P63">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4"><text:span text:style-name="T28">pg_restore -h </text:span><text:span text:style-name="T29">db-ocpizza</text:span><text:span text:style-name="T28">-postgresql.services.clever-cloud.com -p 5432 -U </text:span><text:span text:style-name="T29">admin</text:span><text:span text:style-name="T28"> -d </text:span><text:span text:style-name="T29">changeit </text:span><text:span text:style-name="T28">--format=c YOUR_BACKUP_FILE</text:span> </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2</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2</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9" meta:image-count="1" meta:object-count="0" meta:page-count="12" meta:paragraph-count="181" meta:word-count="1301" meta:character-count="8084" meta:non-whitespace-character-count="6996"/>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